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121.2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7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ondos_resume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po_co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gestor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itular</text:p>
          </table:table-cell>
          <table:table-cell office:value-type="string" calcext:value-type="string">
            <text:p>i_compr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bas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9199000</text:p>
          </table:table-cell>
          <table:table-cell office:value-type="float" office:value="295.17" calcext:value-type="float">
            <text:p>295,17</text:p>
          </table:table-cell>
          <table:table-cell office:value-type="string" calcext:value-type="string">
            <text:p>coba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29999.71" calcext:value-type="float">
            <text:p>29999,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1/02/2019</text:p>
          </table:table-cell>
          <table:table-cell office:value-type="string" calcext:value-type="string">
            <text:p>AZVALOR GLOBAL P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5116</text:p>
          </table:table-cell>
          <table:table-cell office:value-type="float" office:value="186.84" calcext:value-type="float">
            <text:p>186,84</text:p>
          </table:table-cell>
          <table:table-cell office:value-type="string" calcext:value-type="string">
            <text:p>azvalo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fernando</text:p>
          </table:table-cell>
          <table:table-cell office:value-type="float" office:value="19049.89" calcext:value-type="float">
            <text:p>19049,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M&amp;g (lux) Investment Funds 1 - M&amp;g (lux) Optimal Income Fund A Eur Acc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LU1670724373</text:p>
          </table:table-cell>
          <table:table-cell office:value-type="float" office:value="1908.07" calcext:value-type="float">
            <text:p>1908,07</text:p>
          </table:table-cell>
          <table:table-cell office:value-type="string" calcext:value-type="string">
            <text:p>M&amp;G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9290.61" calcext:value-type="float">
            <text:p>19290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2/02/2008</text:p>
          </table:table-cell>
          <table:table-cell office:value-type="string" calcext:value-type="string">
            <text:p>Bestinver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4638036</text:p>
          </table:table-cell>
          <table:table-cell office:value-type="float" office:value="1089.08" calcext:value-type="float">
            <text:p>1089,08</text:p>
          </table:table-cell>
          <table:table-cell office:value-type="string" calcext:value-type="string">
            <text:p>bestinver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4/01/2019</text:p>
          </table:table-cell>
          <table:table-cell office:value-type="string" calcext:value-type="string">
            <text:p>Horos Value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46309002</text:p>
          </table:table-cell>
          <table:table-cell office:value-type="float" office:value="121.64" calcext:value-type="float">
            <text:p>121,64</text:p>
          </table:table-cell>
          <table:table-cell office:value-type="string" calcext:value-type="string">
            <text:p>horo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0000.02" calcext:value-type="float">
            <text:p>10000,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5/02/2007</text:p>
          </table:table-cell>
          <table:table-cell office:value-type="string" calcext:value-type="string">
            <text:p>BESTINVER GLOBAL , F.P.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3472</text:p>
          </table:table-cell>
          <table:table-cell office:value-type="float" office:value="479.64" calcext:value-type="float">
            <text:p>479,64</text:p>
          </table:table-cell>
          <table:table-cell office:value-type="string" calcext:value-type="string">
            <text:p>bestinve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fernando</text:p>
          </table:table-cell>
          <table:table-cell office:value-type="float" office:value="8047.79" calcext:value-type="float">
            <text:p>8047,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6/02/2019</text:p>
          </table:table-cell>
          <table:table-cell office:value-type="string" calcext:value-type="string">
            <text:p>Esfera I Baelo Patrimonio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0407097</text:p>
          </table:table-cell>
          <table:table-cell office:value-type="float" office:value="190.65" calcext:value-type="float">
            <text:p>190,65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20767.5" calcext:value-type="float">
            <text:p>20767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6/07/2016</text:p>
          </table:table-cell>
          <table:table-cell office:value-type="string" calcext:value-type="string">
            <text:p>Azvalor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2611001</text:p>
          </table:table-cell>
          <table:table-cell office:value-type="float" office:value="186.57" calcext:value-type="float">
            <text:p>186,57</text:p>
          </table:table-cell>
          <table:table-cell office:value-type="string" calcext:value-type="string">
            <text:p>azvalor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20000.17" calcext:value-type="float">
            <text:p>20000,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9/01/2007</text:p>
          </table:table-cell>
          <table:table-cell office:value-type="string" calcext:value-type="string">
            <text:p>Bestinver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4638036</text:p>
          </table:table-cell>
          <table:table-cell office:value-type="float" office:value="898.02" calcext:value-type="float">
            <text:p>898,02</text:p>
          </table:table-cell>
          <table:table-cell office:value-type="string" calcext:value-type="string">
            <text:p>bestinver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/09/2008</text:p>
          </table:table-cell>
          <table:table-cell office:value-type="string" calcext:value-type="string">
            <text:p>LTIF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LU0244071956</text:p>
          </table:table-cell>
          <table:table-cell office:value-type="float" office:value="43.73" calcext:value-type="float">
            <text:p>43,73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1999.51" calcext:value-type="float">
            <text:p>11999,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/09/2008</text:p>
          </table:table-cell>
          <table:table-cell office:value-type="string" calcext:value-type="string">
            <text:p>Bestinver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4638036</text:p>
          </table:table-cell>
          <table:table-cell office:value-type="float" office:value="810.13" calcext:value-type="float">
            <text:p>810,13</text:p>
          </table:table-cell>
          <table:table-cell office:value-type="string" calcext:value-type="string">
            <text:p>bestinver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/03/2009</text:p>
          </table:table-cell>
          <table:table-cell office:value-type="string" calcext:value-type="string">
            <text:p>LTIF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LU0244071956</text:p>
          </table:table-cell>
          <table:table-cell office:value-type="float" office:value="35.07" calcext:value-type="float">
            <text:p>35,07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4305.19" calcext:value-type="float">
            <text:p>4305,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/06/2008</text:p>
          </table:table-cell>
          <table:table-cell office:value-type="string" calcext:value-type="string">
            <text:p>LTIF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LU0244071956</text:p>
          </table:table-cell>
          <table:table-cell office:value-type="float" office:value="21.72" calcext:value-type="float">
            <text:p>21,72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8224.06" calcext:value-type="float">
            <text:p>8224,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7/2011</text:p>
          </table:table-cell>
          <table:table-cell office:value-type="string" calcext:value-type="string">
            <text:p>BESTINVER GLOBAL , F.P.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3472</text:p>
          </table:table-cell>
          <table:table-cell office:value-type="float" office:value="231.85" calcext:value-type="float">
            <text:p>231,85</text:p>
          </table:table-cell>
          <table:table-cell office:value-type="string" calcext:value-type="string">
            <text:p>bestinve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fernando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5/10/2008</text:p>
          </table:table-cell>
          <table:table-cell office:value-type="string" calcext:value-type="string">
            <text:p>LTIF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LU0244071956</text:p>
          </table:table-cell>
          <table:table-cell office:value-type="float" office:value="35.72" calcext:value-type="float">
            <text:p>35,72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5999.53" calcext:value-type="float">
            <text:p>5999,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6/02/2018</text:p>
          </table:table-cell>
          <table:table-cell office:value-type="string" calcext:value-type="string">
            <text:p>Azvalor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2611001</text:p>
          </table:table-cell>
          <table:table-cell office:value-type="float" office:value="87.4" calcext:value-type="float">
            <text:p>87,4</text:p>
          </table:table-cell>
          <table:table-cell office:value-type="string" calcext:value-type="string">
            <text:p>azvalor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9999.89" calcext:value-type="float">
            <text:p>9999,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6/02/2018</text:p>
          </table:table-cell>
          <table:table-cell office:value-type="string" calcext:value-type="string">
            <text:p>Magallanes European Equity M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59259011</text:p>
          </table:table-cell>
          <table:table-cell office:value-type="float" office:value="72.44" calcext:value-type="float">
            <text:p>72,44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9999.62" calcext:value-type="float">
            <text:p>9999,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/07/2019</text:p>
          </table:table-cell>
          <table:table-cell office:value-type="string" calcext:value-type="string">
            <text:p>Magallanes Microcaps Europe B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59202011</text:p>
          </table:table-cell>
          <table:table-cell office:value-type="float" office:value="54.23" calcext:value-type="float">
            <text:p>54,23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4999.82" calcext:value-type="float">
            <text:p>4999,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1</text:p>
          </table:table-cell>
          <table:table-cell office:value-type="string" calcext:value-type="string">
            <text:p>BESTINVER GLOBAL , F.P.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3472</text:p>
          </table:table-cell>
          <table:table-cell office:value-type="float" office:value="262.57" calcext:value-type="float">
            <text:p>262,57</text:p>
          </table:table-cell>
          <table:table-cell office:value-type="string" calcext:value-type="string">
            <text:p>bestinver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fernando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3/01/2019</text:p>
          </table:table-cell>
          <table:table-cell office:value-type="string" calcext:value-type="string">
            <text:p>True Value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80792006</text:p>
          </table:table-cell>
          <table:table-cell office:value-type="float" office:value="892.61" calcext:value-type="float">
            <text:p>892,61</text:p>
          </table:table-cell>
          <table:table-cell office:value-type="string" calcext:value-type="string">
            <text:p>truevalue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3402.48" calcext:value-type="float">
            <text:p>13402,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/01/2019</text:p>
          </table:table-cell>
          <table:table-cell office:value-type="string" calcext:value-type="string">
            <text:p>Valentum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82769002</text:p>
          </table:table-cell>
          <table:table-cell office:value-type="float" office:value="1171.22" calcext:value-type="float">
            <text:p>1171,22</text:p>
          </table:table-cell>
          <table:table-cell office:value-type="string" calcext:value-type="string">
            <text:p>valentum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9348.49" calcext:value-type="float">
            <text:p>19348,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/06/2017</text:p>
          </table:table-cell>
          <table:table-cell office:value-type="string" calcext:value-type="string">
            <text:p>Azvalor Internacional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12611001</text:p>
          </table:table-cell>
          <table:table-cell office:value-type="float" office:value="87.04" calcext:value-type="float">
            <text:p>87,04</text:p>
          </table:table-cell>
          <table:table-cell office:value-type="string" calcext:value-type="string">
            <text:p>azvalor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0000.03" calcext:value-type="float">
            <text:p>10000,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Magallanes European Equity M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59259011</text:p>
          </table:table-cell>
          <table:table-cell office:value-type="float" office:value="90.55" calcext:value-type="float">
            <text:p>90,55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9999.79" calcext:value-type="float">
            <text:p>9999,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Valentum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82769002</text:p>
          </table:table-cell>
          <table:table-cell office:value-type="float" office:value="663.08" calcext:value-type="float">
            <text:p>663,08</text:p>
          </table:table-cell>
          <table:table-cell office:value-type="string" calcext:value-type="string">
            <text:p>valentum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9999.25" calcext:value-type="float">
            <text:p>9999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CABK destino 2022 pps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5089</text:p>
          </table:table-cell>
          <table:table-cell office:value-type="float" office:value="3827.56" calcext:value-type="float">
            <text:p>3827,5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epsv</text:p>
          </table:table-cell>
          <table:table-cell office:value-type="string" calcext:value-type="string">
            <text:p>inma</text:p>
          </table:table-cell>
          <table:table-cell office:value-type="float" office:value="41983.99" calcext:value-type="float">
            <text:p>41983,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CABK tendencias pps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4468</text:p>
          </table:table-cell>
          <table:table-cell office:value-type="float" office:value="2304.22" calcext:value-type="float">
            <text:p>2304,22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epsv</text:p>
          </table:table-cell>
          <table:table-cell office:value-type="string" calcext:value-type="string">
            <text:p>inma</text:p>
          </table:table-cell>
          <table:table-cell office:value-type="float" office:value="41117.33" calcext:value-type="float">
            <text:p>41117,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1/07/2017</text:p>
          </table:table-cell>
          <table:table-cell office:value-type="string" calcext:value-type="string">
            <text:p>Magallanes Microcaps Europe B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59202011</text:p>
          </table:table-cell>
          <table:table-cell office:value-type="float" office:value="92.04" calcext:value-type="float">
            <text:p>92,04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0001.99" calcext:value-type="float">
            <text:p>10001,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1/07/2017</text:p>
          </table:table-cell>
          <table:table-cell office:value-type="string" calcext:value-type="string">
            <text:p>Magallanes European Equity M Fi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ES0159259011</text:p>
          </table:table-cell>
          <table:table-cell office:value-type="float" office:value="151.84" calcext:value-type="float">
            <text:p>151,84</text:p>
          </table:table-cell>
          <table:table-cell office:value-type="string" calcext:value-type="string">
            <text:p>magallanes</text:p>
          </table:table-cell>
          <table:table-cell office:value-type="string" calcext:value-type="string">
            <text:p>fondo</text:p>
          </table:table-cell>
          <table:table-cell office:value-type="string" calcext:value-type="string">
            <text:p>fernando</text:p>
          </table:table-cell>
          <table:table-cell office:value-type="float" office:value="19999.84" calcext:value-type="float">
            <text:p>19999,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1/1/2019</text:p>
          </table:table-cell>
          <table:table-cell office:value-type="string" calcext:value-type="string">
            <text:p>indexa mas rentabilidad acciones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5138</text:p>
          </table:table-cell>
          <table:table-cell office:value-type="float" office:value="1838.36" calcext:value-type="float">
            <text:p>1838,36</text:p>
          </table:table-cell>
          <table:table-cell office:value-type="string" calcext:value-type="string">
            <text:p>indexa</text:p>
          </table:table-cell>
          <table:table-cell office:value-type="string" calcext:value-type="string">
            <text:p>epsv</text:p>
          </table:table-cell>
          <table:table-cell office:value-type="string" calcext:value-type="string">
            <text:p>inma</text:p>
          </table:table-cell>
          <table:table-cell office:value-type="float" office:value="17685.64" calcext:value-type="float">
            <text:p>17685,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1/1/2019</text:p>
          </table:table-cell>
          <table:table-cell office:value-type="string" calcext:value-type="string">
            <text:p>indexa mas rentabilidad bonos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5137</text:p>
          </table:table-cell>
          <table:table-cell office:value-type="float" office:value="435.18" calcext:value-type="float">
            <text:p>435,18</text:p>
          </table:table-cell>
          <table:table-cell office:value-type="string" calcext:value-type="string">
            <text:p>indexa</text:p>
          </table:table-cell>
          <table:table-cell office:value-type="string" calcext:value-type="string">
            <text:p>epsv</text:p>
          </table:table-cell>
          <table:table-cell office:value-type="string" calcext:value-type="string">
            <text:p>inma</text:p>
          </table:table-cell>
          <table:table-cell office:value-type="float" office:value="4350.43" calcext:value-type="float">
            <text:p>4350,43</text:p>
          </table:table-cell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fondos_resumen.A1:fondos_resumen.J3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3T17:52:02.352643976</dc:date>
    <meta:editing-duration>PT6M41S</meta:editing-duration>
    <meta:editing-cycles>1</meta:editing-cycles>
    <meta:document-statistic meta:table-count="1" meta:cell-count="309" meta:object-count="0"/>
    <meta:generator>LibreOffice/6.0.7.3$Linux_X86_64 LibreOffice_project/00m0$Build-3</meta:generator>
  </office:meta>
</office:document-meta>
</file>